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06/05/2024 de 13h à 14h30 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1"><text:span text:style-name="T1">tâche réalisée en groupe</text:span> : confection d’une liste de tâche à réaliser pour mener à bien le projet (google Doc déposée dans le git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06T14:00:35.064000000</dc:date>
    <meta:editing-duration>PT1H42M7S</meta:editing-duration>
    <meta:editing-cycles>6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5" meta:word-count="42" meta:character-count="251" meta:non-whitespace-character-count="204"/>
  </office:meta>
</office:document-meta>
</file>